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93000002CCF133C38CF48B98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1e3d2" officeooo:paragraph-rsid="0001e3d2"/>
    </style:style>
    <style:style style:name="P2" style:family="paragraph" style:parent-style-name="Title">
      <style:text-properties officeooo:rsid="0001e3d2" officeooo:paragraph-rsid="0001e3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cess for Repository Manager Application</text:p>
      <text:p text:style-name="P1"><draw:frame draw:style-name="fr1" draw:name="Image1" text:anchor-type="paragraph" svg:x="-0.3311in" svg:y="0.1772in" svg:width="7.4807in" svg:height="3.7528in" draw:z-index="0"><draw:image xlink:href="Pictures/1000020100000593000002CCF133C38CF48B987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5:24:05.685260645</meta:creation-date>
    <meta:generator>LibreOffice/5.1.6.2$Linux_X86_64 LibreOffice_project/10m0$Build-2</meta:generator>
    <dc:date>2017-10-18T16:23:30.064041468</dc:date>
    <meta:editing-duration>PT59M25S</meta:editing-duration>
    <meta:editing-cycles>2</meta:editing-cycles>
    <meta:document-statistic meta:table-count="0" meta:image-count="1" meta:object-count="0" meta:page-count="1" meta:paragraph-count="1" meta:word-count="5" meta:character-count="42" meta:non-whitespace-character-count="38"/>
  </office:meta>
</office:document-meta>
</file>